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ToXML.include( MemberDeclaration memberDecl , AnnotationInstance annot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ToXML.writeXml( Diagnostics diagnostics , CoreAnnotationProcessorEnv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nnotationToXML.getFilePath( TypeDeclaration type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oXML.include( Element xmlAnnotation , AnnotationInstance annot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AnnotationToXML.AnnotationToXML( TypeDeclaration type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